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6.992cm" table:align="left"/>
    </style:style>
    <style:style style:name="Table5.A" style:family="table-column">
      <style:table-column-properties style:column-width="5.001cm"/>
    </style:style>
    <style:style style:name="Table5.C" style:family="table-column">
      <style:table-column-properties style:column-width="6.99cm"/>
    </style:style>
    <style:style style:name="Table5.A1" style:family="table-cell">
      <style:table-cell-properties fo:padding="0cm" fo:border="none"/>
    </style:style>
    <style:style style:name="Table2" style:family="table">
      <style:table-properties style:width="17cm" fo:margin-left="0cm" fo:margin-right="0cm" fo:margin-top="0.101cm" fo:margin-bottom="0.7cm" table:align="margins" fo:keep-with-next="auto" style:may-break-between-rows="false"/>
    </style:style>
    <style:style style:name="Table2.A" style:family="table-column">
      <style:table-column-properties style:column-width="4.438cm" style:rel-column-width="17107*"/>
    </style:style>
    <style:style style:name="Table2.B" style:family="table-column">
      <style:table-column-properties style:column-width="12.562cm" style:rel-column-width="48428*"/>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4" style:family="table-cell">
      <style:table-cell-properties style:vertical-align="middle" fo:background-color="#ffffff" fo:padding="0.097cm" fo:border-left="none" fo:border-right="none" fo:border-top="none" fo:border-bottom="0.05pt solid #000000">
        <style:background-image/>
      </style:table-cell-properties>
    </style:style>
    <style:style style:name="Table3" style:family="table">
      <style:table-properties style:width="17.011cm" fo:margin-left="0cm" fo:margin-right="-0.011cm" fo:margin-top="0.3cm" fo:margin-bottom="0.7cm" table:align="margins" style:may-break-between-rows="true"/>
    </style:style>
    <style:style style:name="Table3.A" style:family="table-column">
      <style:table-column-properties style:column-width="3.903cm" style:rel-column-width="15038*"/>
    </style:style>
    <style:style style:name="Table3.B" style:family="table-column">
      <style:table-column-properties style:column-width="5.495cm" style:rel-column-width="21167*"/>
    </style:style>
    <style:style style:name="Table3.C" style:family="table-column">
      <style:table-column-properties style:column-width="7.613cm" style:rel-column-width="29330*"/>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top="0cm" fo:margin-bottom="0.3cm" table:align="margins"/>
    </style:style>
    <style:style style:name="Table6.A" style:family="table-column">
      <style:table-column-properties style:column-width="5.667cm" style:rel-column-width="21845*"/>
    </style:style>
    <style:style style:name="Table7" style:family="table">
      <style:table-properties style:width="17.011cm" fo:margin-left="0cm" table:align="left"/>
    </style:style>
    <style:style style:name="Table7.A" style:family="table-column">
      <style:table-column-properties style:column-width="4.008cm"/>
    </style:style>
    <style:style style:name="Table7.B" style:family="table-column">
      <style:table-column-properties style:column-width="4.491cm"/>
    </style:style>
    <style:style style:name="Table7.C" style:family="table-column">
      <style:table-column-properties style:column-width="4.251cm"/>
    </style:style>
    <style:style style:name="Table7.D" style:family="table-column">
      <style:table-column-properties style:column-width="4.262cm"/>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6da0b"/>
    </style:style>
    <style:style style:name="P9" style:family="paragraph" style:parent-style-name="Text_20_body">
      <style:text-properties officeooo:rsid="00fed96a" officeooo:paragraph-rsid="00b6da0b"/>
    </style:style>
    <style:style style:name="P10" style:family="paragraph" style:parent-style-name="Text_20_body">
      <style:text-properties officeooo:rsid="00f3d71b" officeooo:paragraph-rsid="00b6da0b"/>
    </style:style>
    <style:style style:name="P11" style:family="paragraph" style:parent-style-name="Text_20_body">
      <style:text-properties officeooo:rsid="00d4ce24" officeooo:paragraph-rsid="00b6da0b"/>
    </style:style>
    <style:style style:name="P12" style:family="paragraph" style:parent-style-name="Text_20_body">
      <style:text-properties officeooo:rsid="00ceb122" officeooo:paragraph-rsid="00b6da0b"/>
    </style:style>
    <style:style style:name="P13" style:family="paragraph" style:parent-style-name="Text_20_body">
      <style:text-properties officeooo:rsid="01114ff5" officeooo:paragraph-rsid="00b6da0b"/>
    </style:style>
    <style:style style:name="P14" style:family="paragraph" style:parent-style-name="Text_20_body">
      <style:text-properties officeooo:rsid="01e13d4c" officeooo:paragraph-rsid="00b6da0b"/>
    </style:style>
    <style:style style:name="P15" style:family="paragraph" style:parent-style-name="Title">
      <style:text-properties fo:language="en" fo:country="US" officeooo:rsid="001f0121" officeooo:paragraph-rsid="001f0121"/>
    </style:style>
    <style:style style:name="P16" style:family="paragraph" style:parent-style-name="Subtitle">
      <style:text-properties fo:language="en" fo:country="US" officeooo:rsid="001f0121"/>
    </style:style>
    <style:style style:name="P17" style:family="paragraph" style:parent-style-name="Text_20_Note">
      <style:text-properties officeooo:paragraph-rsid="00b1a1b5"/>
    </style:style>
    <style:style style:name="P18" style:family="paragraph" style:parent-style-name="Text_20_Note">
      <style:text-properties officeooo:rsid="01215453" officeooo:paragraph-rsid="00b6da0b"/>
    </style:style>
    <style:style style:name="P19" style:family="paragraph" style:parent-style-name="Text_20_Note">
      <style:text-properties officeooo:paragraph-rsid="00b6da0b"/>
    </style:style>
    <style:style style:name="P20" style:family="paragraph" style:parent-style-name="Guide_20_Name">
      <style:text-properties fo:language="en" fo:country="US" officeooo:rsid="001f0121" officeooo:paragraph-rsid="001f0121"/>
    </style:style>
    <style:style style:name="P21" style:family="paragraph" style:parent-style-name="Definition_20_Term">
      <style:text-properties officeooo:paragraph-rsid="00b6da0b"/>
    </style:style>
    <style:style style:name="P22" style:family="paragraph" style:parent-style-name="Text_20_body" style:master-page-name="">
      <style:paragraph-properties style:page-number="auto"/>
      <style:text-properties officeooo:paragraph-rsid="00b6da0b"/>
    </style:style>
    <style:style style:name="P23" style:family="paragraph" style:parent-style-name="Text_20_body" style:master-page-name="">
      <style:paragraph-properties fo:keep-together="always" fo:orphans="0" fo:widows="0" style:page-number="auto"/>
      <style:text-properties officeooo:paragraph-rsid="00b6da0b"/>
    </style:style>
    <style:style style:name="P24" style:family="paragraph" style:parent-style-name="Caption" style:master-page-name="">
      <style:paragraph-properties fo:margin-top="0.199cm" fo:margin-bottom="0cm" loext:contextual-spacing="false" style:page-number="auto" fo:keep-with-next="always" style:writing-mode="page"/>
      <style:text-properties officeooo:paragraph-rsid="00b6da0b"/>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_20_indent">
      <style:text-properties officeooo:paragraph-rsid="00b6da0b"/>
    </style:style>
    <style:style style:name="P27" style:family="paragraph" style:parent-style-name="Text_20_body_20_indent">
      <style:paragraph-properties fo:margin-top="0cm" fo:margin-bottom="0.101cm" loext:contextual-spacing="false" style:writing-mode="page"/>
      <style:text-properties officeooo:rsid="00b6443f" officeooo:paragraph-rsid="00b6da0b"/>
    </style:style>
    <style:style style:name="P28" style:family="paragraph" style:parent-style-name="Text_20_body_20_indent">
      <style:paragraph-properties fo:margin-top="0cm" fo:margin-bottom="0.101cm" loext:contextual-spacing="false" style:writing-mode="page"/>
      <style:text-properties officeooo:rsid="00be6c5b" officeooo:paragraph-rsid="00b6da0b"/>
    </style:style>
    <style:style style:name="P29" style:family="paragraph" style:parent-style-name="Text_20_body_20_indent">
      <style:paragraph-properties fo:margin-top="0cm" fo:margin-bottom="0.101cm" loext:contextual-spacing="false" style:writing-mode="page"/>
      <style:text-properties officeooo:rsid="00c4dca6" officeooo:paragraph-rsid="00b6da0b"/>
    </style:style>
    <style:style style:name="P30" style:family="paragraph" style:parent-style-name="Text_20_body_20_indent">
      <style:paragraph-properties fo:margin-top="0cm" fo:margin-bottom="0.101cm" loext:contextual-spacing="false" style:writing-mode="page"/>
      <style:text-properties officeooo:paragraph-rsid="00b6da0b"/>
    </style:style>
    <style:style style:name="P31" style:family="paragraph" style:parent-style-name="Text_20_Body_20_List_20_Intro">
      <style:text-properties officeooo:paragraph-rsid="00b6da0b"/>
    </style:style>
    <style:style style:name="P32" style:family="paragraph" style:parent-style-name="Text_20_body">
      <style:paragraph-properties fo:margin-top="0cm" fo:margin-bottom="0cm" loext:contextual-spacing="false" style:writing-mode="page"/>
      <style:text-properties officeooo:rsid="00e60b19" officeooo:paragraph-rsid="00b6da0b"/>
    </style:style>
    <style:style style:name="P33" style:family="paragraph" style:parent-style-name="Text_20_body">
      <style:paragraph-properties fo:margin-top="0cm" fo:margin-bottom="0cm" loext:contextual-spacing="false" style:writing-mode="page"/>
      <style:text-properties officeooo:rsid="00eaa9a7" officeooo:paragraph-rsid="00b6da0b"/>
    </style:style>
    <style:style style:name="P34" style:family="paragraph" style:parent-style-name="Text_20_body">
      <style:paragraph-properties fo:margin-top="0cm" fo:margin-bottom="0cm" loext:contextual-spacing="false" style:writing-mode="page"/>
      <style:text-properties officeooo:paragraph-rsid="00b6da0b"/>
    </style:style>
    <style:style style:name="P35" style:family="paragraph" style:parent-style-name="Standard">
      <style:paragraph-properties fo:margin-top="0cm" fo:margin-bottom="0cm" loext:contextual-spacing="false" style:writing-mode="page"/>
      <style:text-properties officeooo:paragraph-rsid="00b6da0b"/>
    </style:style>
    <style:style style:name="P36"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paragraph-rsid="00b6da0b"/>
    </style:style>
    <style:style style:name="P37"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56b489" officeooo:paragraph-rsid="00b6da0b"/>
    </style:style>
    <style:style style:name="P38"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7f9b24" officeooo:paragraph-rsid="00b6da0b"/>
    </style:style>
    <style:style style:name="P39"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172be4" officeooo:paragraph-rsid="00b6da0b"/>
    </style:style>
    <style:style style:name="P40"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1beca4" officeooo:paragraph-rsid="00b6da0b"/>
    </style:style>
    <style:style style:name="P41" style:family="paragraph" style:parent-style-name="OOoTextBody" style:master-page-name="">
      <style:paragraph-properties fo:margin-top="0cm" fo:margin-bottom="0cm" loext:contextual-spacing="false" style:page-number="auto" style:writing-mode="page">
        <style:tab-stops>
          <style:tab-stop style:position="5.5cm"/>
          <style:tab-stop style:position="11cm"/>
        </style:tab-stops>
      </style:paragraph-properties>
      <style:text-properties officeooo:paragraph-rsid="00b6da0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able_20_Heading">
      <style:text-properties officeooo:paragraph-rsid="00b6da0b"/>
    </style:style>
    <style:style style:name="P44" style:family="paragraph" style:parent-style-name="Table_20_Contents">
      <style:text-properties officeooo:paragraph-rsid="00b6da0b"/>
    </style:style>
    <style:style style:name="P45" style:family="paragraph" style:parent-style-name="Heading_20_Tip">
      <style:text-properties officeooo:paragraph-rsid="00b6da0b"/>
    </style:style>
    <style:style style:name="P46" style:family="paragraph" style:parent-style-name="Heading_20_2">
      <style:text-properties officeooo:paragraph-rsid="00b1a1b5"/>
    </style:style>
    <style:style style:name="P47" style:family="paragraph" style:parent-style-name="Heading_20_2">
      <style:text-properties officeooo:paragraph-rsid="00b6da0b"/>
    </style:style>
    <style:style style:name="P48" style:family="paragraph" style:parent-style-name="Heading_20_1">
      <style:text-properties officeooo:paragraph-rsid="00b6da0b"/>
    </style:style>
    <style:style style:name="P49" style:family="paragraph" style:parent-style-name="Heading_20_1">
      <style:text-properties officeooo:rsid="00c9700a" officeooo:paragraph-rsid="00b6da0b"/>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style:text-properties officeooo:paragraph-rsid="00b6da0b"/>
    </style:style>
    <style:style style:name="P52" style:family="paragraph" style:parent-style-name="Text_20_body" style:list-style-name="L1">
      <style:text-properties officeooo:paragraph-rsid="00b6da0b"/>
    </style:style>
    <style:style style:name="P53" style:family="paragraph" style:parent-style-name="Text_20_body" style:list-style-name="L1">
      <style:text-properties officeooo:rsid="0123ae48" officeooo:paragraph-rsid="00b6da0b"/>
    </style:style>
    <style:style style:name="P54" style:family="paragraph" style:parent-style-name="Text_20_body" style:list-style-name="L1">
      <style:text-properties officeooo:rsid="0127216d" officeooo:paragraph-rsid="00b6da0b"/>
    </style:style>
    <style:style style:name="P55" style:family="paragraph" style:parent-style-name="Heading_20_Note">
      <style:text-properties officeooo:paragraph-rsid="00b1a1b5"/>
    </style:style>
    <style:style style:name="P56" style:family="paragraph" style:parent-style-name="Heading_20_Note" style:list-style-name="Heading_20_Note">
      <style:text-properties officeooo:rsid="005ae930" officeooo:paragraph-rsid="00b6da0b"/>
    </style:style>
    <style:style style:name="P5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316ee4"/>
    </style:style>
    <style:style style:name="T10" style:family="text">
      <style:text-properties fo:language="en" fo:country="US" officeooo:rsid="00d984e0"/>
    </style:style>
    <style:style style:name="T11" style:family="text">
      <style:text-properties fo:language="en" fo:country="US" officeooo:rsid="00bdec3a"/>
    </style:style>
    <style:style style:name="T12" style:family="text">
      <style:text-properties fo:language="en" fo:country="US" officeooo:rsid="00bfa884"/>
    </style:style>
    <style:style style:name="T13" style:family="text">
      <style:text-properties fo:language="en" fo:country="US" officeooo:rsid="00a7428a"/>
    </style:style>
    <style:style style:name="T14" style:family="text">
      <style:text-properties fo:language="en" fo:country="US" officeooo:rsid="00f14b71"/>
    </style:style>
    <style:style style:name="T15" style:family="text">
      <style:text-properties fo:language="en" fo:country="US" officeooo:rsid="00f2a6cd"/>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f475a7"/>
    </style:style>
    <style:style style:name="T19" style:family="text">
      <style:text-properties officeooo:rsid="00ead278"/>
    </style:style>
    <style:style style:name="T20" style:family="text">
      <style:text-properties officeooo:rsid="00b6da0b"/>
    </style:style>
    <style:style style:name="T21" style:family="text">
      <style:text-properties officeooo:rsid="00c9700a"/>
    </style:style>
    <style:style style:name="T22" style:family="text">
      <style:text-properties officeooo:rsid="00b2671d"/>
    </style:style>
    <style:style style:name="T23" style:family="text">
      <style:text-properties officeooo:rsid="00adfd1a"/>
    </style:style>
    <style:style style:name="T24" style:family="text">
      <style:text-properties officeooo:rsid="00b770e7"/>
    </style:style>
    <style:style style:name="T25" style:family="text">
      <style:text-properties officeooo:rsid="00c3766f"/>
    </style:style>
    <style:style style:name="T26" style:family="text">
      <style:text-properties officeooo:rsid="00b6443f"/>
    </style:style>
    <style:style style:name="T27" style:family="text">
      <style:text-properties officeooo:rsid="00c675f7"/>
    </style:style>
    <style:style style:name="T28" style:family="text">
      <style:text-properties officeooo:rsid="00fab573"/>
    </style:style>
    <style:style style:name="T29" style:family="text">
      <style:text-properties officeooo:rsid="00c066f5"/>
    </style:style>
    <style:style style:name="T30" style:family="text">
      <style:text-properties officeooo:rsid="00b2a6b7"/>
    </style:style>
    <style:style style:name="T31" style:family="text">
      <style:text-properties officeooo:rsid="00b30b8b"/>
    </style:style>
    <style:style style:name="T32" style:family="text">
      <style:text-properties officeooo:rsid="00b11231"/>
    </style:style>
    <style:style style:name="T33" style:family="text">
      <style:text-properties officeooo:rsid="00e09976"/>
    </style:style>
    <style:style style:name="T34" style:family="text">
      <style:text-properties fo:background-color="transparent" loext:char-shading-value="0"/>
    </style:style>
    <style:style style:name="T35" style:family="text">
      <style:text-properties officeooo:rsid="00b11231" fo:background-color="transparent" loext:char-shading-value="0"/>
    </style:style>
    <style:style style:name="T36" style:family="text">
      <style:text-properties officeooo:rsid="00bccd0e" fo:background-color="transparent" loext:char-shading-value="0"/>
    </style:style>
    <style:style style:name="T37" style:family="text">
      <style:text-properties officeooo:rsid="00b044c8" fo:background-color="transparent" loext:char-shading-value="0"/>
    </style:style>
    <style:style style:name="T38" style:family="text">
      <style:text-properties officeooo:rsid="00bfa49b" fo:background-color="transparent" loext:char-shading-value="0"/>
    </style:style>
    <style:style style:name="T39" style:family="text">
      <style:text-properties officeooo:rsid="00c9c050" fo:background-color="transparent" loext:char-shading-value="0"/>
    </style:style>
    <style:style style:name="T40" style:family="text">
      <style:text-properties officeooo:rsid="00d4ce24"/>
    </style:style>
    <style:style style:name="T41" style:family="text">
      <style:text-properties officeooo:rsid="00cce390"/>
    </style:style>
    <style:style style:name="T42" style:family="text">
      <style:text-properties officeooo:rsid="00ceb122"/>
    </style:style>
    <style:style style:name="T43" style:family="text">
      <style:text-properties officeooo:rsid="01dfff91"/>
    </style:style>
    <style:style style:name="T44" style:family="text">
      <style:text-properties officeooo:rsid="00d05aca"/>
    </style:style>
    <style:style style:name="T45" style:family="text">
      <style:text-properties officeooo:rsid="00aa4776"/>
    </style:style>
    <style:style style:name="T46" style:family="text">
      <style:text-properties officeooo:rsid="00eb97cc"/>
    </style:style>
    <style:style style:name="T47" style:family="text">
      <style:text-properties officeooo:rsid="012ae953"/>
    </style:style>
    <style:style style:name="T48" style:family="text">
      <style:text-properties officeooo:rsid="00fb9381"/>
    </style:style>
    <style:style style:name="T49" style:family="text">
      <style:text-properties style:font-name="Liberation Sans1" officeooo:rsid="012ae953" style:font-name-asian="DejaVu Sans" style:font-name-complex="DejaVu Sans"/>
    </style:style>
    <style:style style:name="T50" style:family="text">
      <style:text-properties style:font-name="Liberation Sans1" fo:font-size="11pt" fo:language="zxx" fo:country="none" style:language-asian="zxx" style:country-asian="none" style:language-complex="zxx" style:country-complex="none"/>
    </style:style>
    <style:style style:name="T51" style:family="text">
      <style:text-properties officeooo:rsid="0125d1e1"/>
    </style:style>
    <style:style style:name="T52" style:family="text">
      <style:text-properties officeooo:rsid="01126512"/>
    </style:style>
    <style:style style:name="T53" style:family="text">
      <style:text-properties officeooo:rsid="0118ca0f"/>
    </style:style>
    <style:style style:name="T54" style:family="text">
      <style:text-properties officeooo:rsid="01235012"/>
    </style:style>
    <style:style style:name="T55" style:family="text">
      <style:text-properties officeooo:rsid="01215453"/>
    </style:style>
    <style:style style:name="T56" style:family="text">
      <style:text-properties officeooo:rsid="0136e79e"/>
    </style:style>
    <style:style style:name="T57" style:family="text">
      <style:text-properties fo:color="#000000" style:text-outline="false" style:text-line-through-style="none" style:text-line-through-type="none" fo:font-size="10pt" fo:font-style="normal" fo:text-shadow="none" style:text-underline-style="none" officeooo:rsid="011e4815"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officeooo:rsid="012ae953" style:font-name-asian="Liberation Sans5" style:font-name-complex="Liberation Sans5"/>
    </style:style>
    <style:style style:name="T59" style:family="text">
      <style:text-properties officeooo:rsid="01246640"/>
    </style:style>
    <style:style style:name="T60" style:family="text">
      <style:text-properties officeooo:rsid="01399aa8"/>
    </style:style>
    <style:style style:name="T61" style:family="text">
      <style:text-properties officeooo:rsid="01329a43"/>
    </style:style>
    <style:style style:name="T62" style:family="text">
      <style:text-properties officeooo:rsid="0123ab36"/>
    </style:style>
    <style:style style:name="T63" style:family="text">
      <style:text-properties officeooo:rsid="0123ae48"/>
    </style:style>
    <style:style style:name="T64" style:family="text">
      <style:text-properties officeooo:rsid="0127bc53"/>
    </style:style>
    <style:style style:name="T65" style:family="text">
      <style:text-properties officeooo:rsid="00acd7df"/>
    </style:style>
    <style:style style:name="T66" style:family="text">
      <style:text-properties officeooo:rsid="00bccd0e"/>
    </style:style>
    <style:style style:name="T67" style:family="text">
      <style:text-properties officeooo:rsid="00c1aeff"/>
    </style:style>
    <style:style style:name="T68" style:family="text">
      <style:text-properties officeooo:rsid="0023a314"/>
    </style:style>
    <style:style style:name="T69" style:family="text">
      <style:text-properties officeooo:rsid="00bfa884"/>
    </style:style>
    <style:style style:name="T70" style:family="text">
      <style:text-properties officeooo:rsid="00ae9f22"/>
    </style:style>
    <style:style style:name="T71" style:family="text">
      <style:text-properties officeooo:rsid="00bfa49b"/>
    </style:style>
    <style:style style:name="T72" style:family="text">
      <style:text-properties officeooo:rsid="00ec9422"/>
    </style:style>
    <style:style style:name="T73" style:family="text">
      <style:text-properties officeooo:rsid="00d669f6"/>
    </style:style>
    <style:style style:name="T74" style:family="text">
      <style:text-properties officeooo:rsid="00f20bb6"/>
    </style:style>
    <style:style style:name="T75" style:family="text">
      <style:text-properties officeooo:rsid="00d78660"/>
    </style:style>
    <style:style style:name="T76" style:family="text">
      <style:text-properties officeooo:rsid="00f2a6cd"/>
    </style:style>
    <style:style style:name="T77" style:family="text">
      <style:text-properties officeooo:rsid="00c4a812"/>
    </style:style>
    <style:style style:name="T78" style:family="text">
      <style:text-properties officeooo:rsid="00c2e977"/>
    </style:style>
    <style:style style:name="T79" style:family="text">
      <style:text-properties officeooo:rsid="00d62440"/>
    </style:style>
    <style:style style:name="T80" style:family="text">
      <style:text-properties officeooo:rsid="00d6db9c"/>
    </style:style>
    <style:style style:name="T81" style:family="text">
      <style:text-properties fo:language="zxx" fo:country="none" style:language-asian="zxx" style:country-asian="none" style:language-complex="zxx" style:country-complex="none"/>
    </style:style>
    <style:style style:name="T82" style:family="text">
      <style:text-properties officeooo:rsid="0029f313"/>
    </style:style>
    <style:style style:name="T83" style:family="text">
      <style:text-properties officeooo:rsid="00c2684c"/>
    </style:style>
    <style:style style:name="T84" style:family="text">
      <style:text-properties officeooo:rsid="00ba92e4"/>
    </style:style>
    <style:style style:name="fr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 text:anchor-type="as-char" svg:width="8.467cm" svg:height="1.778cm" draw:z-index="0"><draw:image xlink:href="Pictures/10000201000003E8000000D2325D0D779E2D1417.png" xlink:type="simple" xlink:show="embed" xlink:actuate="onLoad" loext:mime-type="image/png"/></draw:frame></text:p>
      <text:p text:style-name="P20">Writer 6.0 Guide</text:p>
      <text:p text:style-name="P15"><text:line-break/>Preface</text:p>
      <text:p text:style-name="P16"/>
      <text:h text:style-name="P50"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7">http://creativecommons.org/licenses/by/4.0/</text:span></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5" table:style-name="Table5">
        <table:table-column table:style-name="Table5.A" table:number-columns-repeated="2"/>
        <table:table-column table:style-name="Table5.C"/>
        <table:table-row>
          <table:table-cell table:style-name="Table5.A1" office:value-type="string">
            <text:p text:style-name="P34">Jean Hollis Weber</text:p>
          </table:table-cell>
          <table:table-cell table:style-name="Table5.A1" office:value-type="string">
            <text:p text:style-name="P32">Bruce Byfield</text:p>
          </table:table-cell>
          <table:table-cell table:style-name="Table5.A1" office:value-type="string">
            <text:p text:style-name="P33">Gillian Pollack</text:p>
          </table:table-cell>
        </table:table-row>
      </table:table>
      <text:h text:style-name="P46"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67008026" text:style-name="Heading_20_Note">
        <text:list-item>
          <text:p text:style-name="P55">Note:</text:p>
        </text:list-item>
      </text:list>
      <text:p text:style-name="P17">Everything you send to a mailing list, including your email address and any other personal information that is written in the message, is publicly archived and cannot be deleted.</text:p>
      <text:h text:style-name="P46" text:outline-level="2"><text:bookmark-start text:name="__RefHeading__5644_1566568644"/>Publication date and software version<text:bookmark-end text:name="__RefHeading__5644_1566568644"/></text:h>
      <text:p text:style-name="P7">Published July 2018. Based on LibreOffice 6.0.</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42"><text:a xlink:type="simple" xlink:href="#__RefHeading___Toc31031_683246203" text:style-name="Index_20_Link" text:visited-style-name="Index_20_Link">Who is this book for?<text:tab/>4</text:a></text:p>
          <text:p text:style-name="P42"><text:a xlink:type="simple" xlink:href="#__RefHeading__6749_1241987491" text:style-name="Index_20_Link" text:visited-style-name="Index_20_Link">What’s in this book?<text:tab/>4</text:a></text:p>
          <text:p text:style-name="P42"><text:a xlink:type="simple" xlink:href="#__RefHeading___Toc7918_1452244488" text:style-name="Index_20_Link" text:visited-style-name="Index_20_Link">Minimum requirements for using LibreOffice<text:tab/>4</text:a></text:p>
          <text:p text:style-name="P42"><text:a xlink:type="simple" xlink:href="#__RefHeading__22023_697337876" text:style-name="Index_20_Link" text:visited-style-name="Index_20_Link">How to get LibreOffice<text:tab/>5</text:a></text:p>
          <text:p text:style-name="P42"><text:a xlink:type="simple" xlink:href="#__RefHeading__22025_697337876" text:style-name="Index_20_Link" text:visited-style-name="Index_20_Link">Installing LibreOffice<text:tab/>5</text:a></text:p>
          <text:p text:style-name="P42"><text:a xlink:type="simple" xlink:href="#__RefHeading___Toc6767_3904770687" text:style-name="Index_20_Link" text:visited-style-name="Index_20_Link">Setting up and customizing LibreOffice<text:tab/>5</text:a></text:p>
          <text:p text:style-name="P42"><text:a xlink:type="simple" xlink:href="#__RefHeading__3640_1802778174" text:style-name="Index_20_Link" text:visited-style-name="Index_20_Link">Extensions and add-ons<text:tab/>5</text:a></text:p>
          <text:p text:style-name="P42"><text:a xlink:type="simple" xlink:href="#__RefHeading__6751_1241987491" text:style-name="Index_20_Link" text:visited-style-name="Index_20_Link">Where to get more help<text:tab/>5</text:a></text:p>
          <text:p text:style-name="P25"><text:a xlink:type="simple" xlink:href="#__RefHeading__22027_697337876" text:style-name="Index_20_Link" text:visited-style-name="Index_20_Link">Help system<text:tab/>5</text:a></text:p>
          <text:p text:style-name="P25"><text:a xlink:type="simple" xlink:href="#__RefHeading__22029_697337876" text:style-name="Index_20_Link" text:visited-style-name="Index_20_Link">Other free online support<text:tab/>6</text:a></text:p>
          <text:p text:style-name="P25"><text:a xlink:type="simple" xlink:href="#__RefHeading___Toc22226_1702402063" text:style-name="Index_20_Link" text:visited-style-name="Index_20_Link">Paid support and training<text:tab/>6</text:a></text:p>
          <text:p text:style-name="P42"><text:a xlink:type="simple" xlink:href="#__RefHeading___Toc1107_1242887009" text:style-name="Index_20_Link" text:visited-style-name="Index_20_Link">What you see may be different<text:tab/>7</text:a></text:p>
          <text:p text:style-name="P25"><text:a xlink:type="simple" xlink:href="#__RefHeading__11257_2075352164" text:style-name="Index_20_Link" text:visited-style-name="Index_20_Link">Illustrations<text:tab/>7</text:a></text:p>
          <text:p text:style-name="P25"><text:a xlink:type="simple" xlink:href="#__RefHeading__7596_641027044" text:style-name="Index_20_Link" text:visited-style-name="Index_20_Link">Icons<text:tab/>7</text:a></text:p>
          <text:p text:style-name="P42"><text:a xlink:type="simple" xlink:href="#__RefHeading__11174_1241987491" text:style-name="Index_20_Link" text:visited-style-name="Index_20_Link">Using LibreOffice on macOS<text:tab/>7</text:a></text:p>
          <text:p text:style-name="P42"><text:a xlink:type="simple" xlink:href="#__RefHeading__6761_1241987491" text:style-name="Index_20_Link" text:visited-style-name="Index_20_Link">Acknowledgments<text:tab/>8</text:a></text:p>
          <text:p text:style-name="P42"><text:a xlink:type="simple" xlink:href="#__RefHeading__11261_2075352164" text:style-name="Index_20_Link" text:visited-style-name="Index_20_Link">Frequently asked questions<text:tab/>8</text:a></text:p>
        </text:index-body>
      </text:table-of-content>
      <text:p text:style-name="Page_20_Break"/>
      <text:h text:style-name="P51" text:outline-level="1"><text:bookmark-start text:name="__RefHeading___Toc31031_683246203"/>Who is this book for?<text:bookmark-end text:name="__RefHeading___Toc31031_683246203"/></text:h>
      <text:p text:style-name="P9">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P8">Anyone who wants to get up to speed quickly with LibreOffice Writer will find this book valuable. You may be new to word processing software, or you may be familiar with another office suite.</text:p>
      <text:h text:style-name="P48" text:outline-level="1"><text:bookmark-start text:name="__RefHeading__6749_1241987491"/>What’s in this book?<text:bookmark-end text:name="__RefHeading__6749_1241987491"/></text:h>
      <text:p text:style-name="P8">This book introduces some of the main features of Writer, the word processor component of LibreOffice, and provides instructions for their use.</text:p>
      <text:p text:style-name="P10"><text:span text:style-name="Strong_20_Emphasis">Part 1: Essentials</text:span></text:p>
      <text:p text:style-name="P30">1 Introducing Writer</text:p>
      <text:p text:style-name="P30">2 Working with Text: Basics</text:p>
      <text:p text:style-name="P27">3 Working with Text: Advanced</text:p>
      <text:p text:style-name="P27">4 Formatting Text</text:p>
      <text:p text:style-name="P30">5 Formatting Pages: Basics</text:p>
      <text:p text:style-name="P30">6 Formatting Pages: Advanced</text:p>
      <text:p text:style-name="P30">7 Printing, Exporting, Emailing</text:p>
      <text:p text:style-name="P30">8 Introduction to Styles</text:p>
      <text:p text:style-name="P30">9 Working with Styles</text:p>
      <text:p text:style-name="P26">10 Working with Templates</text:p>
      <text:p text:style-name="P31"><text:span text:style-name="LOStrongEmphasis">Part 2: Extras</text:span></text:p>
      <text:p text:style-name="P28">11 Images and Graphics</text:p>
      <text:p text:style-name="P28">12 Lists: Tips and Tricks</text:p>
      <text:p text:style-name="P30">13 Tables of Data</text:p>
      <text:p text:style-name="P30">14 Mail Merge</text:p>
      <text:p text:style-name="P30">15 Tables of Contents, Indexes, Bibliographies</text:p>
      <text:p text:style-name="P30">16 Master Documents</text:p>
      <text:p text:style-name="P30">17 Fields</text:p>
      <text:p text:style-name="P30">18 Forms</text:p>
      <text:p text:style-name="P29">19 Spreadsheets, Charts, other Objects</text:p>
      <text:p text:style-name="P30">20 Setting up Writer</text:p>
      <text:p text:style-name="P30">21 Customizing Writer</text:p>
      <text:h text:style-name="P48" text:outline-level="1"><text:bookmark-start text:name="__RefHeading___Toc7918_1452244488"/>Minimum requirements for using LibreOffice<text:bookmark-end text:name="__RefHeading___Toc7918_1452244488"/></text:h>
      <text:p text:style-name="P22">For a detailed list of requirements and operating systems supported, see the LibreOffice website, <text:a xlink:type="simple" xlink:href="https://www.libreoffice.org/get-help/system-requirements/" text:style-name="Internet_20_link" text:visited-style-name="Visited_20_Internet_20_Link"><text:span text:style-name="T32">https://www.libreoffice.org/get-help/system-requirements/</text:span></text:a></text:p>
      <text:h text:style-name="P48" text:outline-level="1"><text:bookmark-start text:name="__RefHeading__22023_697337876"/><text:soft-page-break/>How to get LibreOffice<text:bookmark-end text:name="__RefHeading__22023_697337876"/></text:h>
      <text:p text:style-name="P8">Versions of LibreOffice for Windows, Linux, and macOS can be downloaded free from <text:a xlink:type="simple" xlink:href="https://www.libreoffice.org/download" text:style-name="Internet_20_link" text:visited-style-name="Visited_20_Internet_20_Link"><text:span text:style-name="T35">http</text:span></text:a><text:a xlink:type="simple" xlink:href="https://www.libreoffice.org/download" text:style-name="Internet_20_link" text:visited-style-name="Visited_20_Internet_20_Link"><text:span text:style-name="T36">s</text:span></text:a><text:a xlink:type="simple" xlink:href="https://www.libreoffice.org/download" text:style-name="Internet_20_link" text:visited-style-name="Visited_20_Internet_20_Link"><text:span text:style-name="T35">://www.libreoffice.org/download</text:span></text:a>. Linux users will also find LibreOffice included free in many of the latest distributions.</text:p>
      <text:p text:style-name="P11">Portable and other versions of LibreOffice are listed on the download page. Linux, Vanilla, and other versions may differ in a few features from the descriptions in this book.</text:p>
      <text:h text:style-name="P48" text:outline-level="1"><text:bookmark-start text:name="__RefHeading__22025_697337876"/>Installing LibreOffice<text:bookmark-end text:name="__RefHeading__22025_697337876"/></text:h>
      <text:p text:style-name="P8">Information on installing and setting up LibreOffice on the various supported operating systems is given here: <text:a xlink:type="simple" xlink:href="https://www.libreoffice.org/get-help/install-howto/" text:style-name="Internet_20_link" text:visited-style-name="Visited_20_Internet_20_Link"><text:span text:style-name="T32">https://www.libreoffice.org/get-help/install-howto/</text:span></text:a></text:p>
      <text:h text:style-name="P49" text:outline-level="1"><text:bookmark-start text:name="__RefHeading___Toc6767_3904770687"/>Setting up and customizing LibreOffice<text:bookmark-end text:name="__RefHeading___Toc6767_3904770687"/></text:h>
      <text:p text:style-name="P8">You can change the default settings (options) in LibreOffice to suit your preferences. To change settings, go to <text:span text:style-name="MenuPath">Tools &gt; Options</text:span> on the Menu bar. Settings are described in the Help and in Chapter 2, Setting up LibreOffice, in the <text:span text:style-name="Emphasis">Getting Started Guide</text:span>. Some settings of particular interest to users of Writer are covered in Chapter 20, Setting up Writer, in this book.</text:p>
      <text:list xml:id="list304177077" text:style-name="Heading_20_Tip">
        <text:list-item>
          <text:p text:style-name="P45">Tip</text:p>
        </text:list-item>
      </text:list>
      <text:p text:style-name="P19">Many settings are intended for power users and programmers. If you don’t understand what an option does, we recommend leaving it on the default setting unless instructions in this book recommend changing the setting.</text:p>
      <text:p text:style-name="P12">You can customize menus, toolbars, and keyboard shortcuts in LibreOffice, add new menus and toolbars, and assign macros to events. See Chapter 21, Customizing Writer, for details.</text:p>
      <text:h text:style-name="P48" text:outline-level="1"><text:bookmark-start text:name="__RefHeading__3640_1802778174"/>Extensions and add-ons<text:bookmark-end text:name="__RefHeading__3640_1802778174"/></text:h>
      <text:p text:style-name="P8">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text:span text:style-name="T34">http</text:span></text:a><text:a xlink:type="simple" xlink:href="https://extensions.libreoffice.org/" text:style-name="Internet_20_link" text:visited-style-name="Visited_20_Internet_20_Link"><text:span text:style-name="T36">s</text:span></text:a><text:a xlink:type="simple" xlink:href="https://extensions.libreoffice.org/" text:style-name="Internet_20_link" text:visited-style-name="Visited_20_Internet_20_Link"><text:span text:style-name="T34">://extensions.libreoffice.org/</text:span></text:a> and from other sources. See Chapter 21, Customizing Writer, for more information on installing extensions and add-ons.</text:p>
      <text:h text:style-name="P48" text:outline-level="1"><text:bookmark-start text:name="__RefHeading__6751_1241987491"/>Where to get more help<text:bookmark-end text:name="__RefHeading__6751_1241987491"/></text:h>
      <text:p text:style-name="P8">This book, the other LibreOffice user guides, the Help system, and user support systems assume that you are familiar with your computer and basic functions such as starting a program, opening and saving files.</text:p>
      <text:h text:style-name="P47" text:outline-level="2"><text:bookmark-start text:name="__RefHeading__22027_697337876"/>Help system<text:bookmark-end text:name="__RefHeading__22027_697337876"/></text:h>
      <text:p text:style-name="P8">LibreOffice comes with an extensive Help system. This is your first line of support. Windows and Linux users can choose to download and install the offline Help for use when not connected to the Internet; the offline Help is installed with the program on MacOS.</text:p>
      <text:p text:style-name="P8">To display the Help system, press <text:span text:style-name="LOKeystroke">F1</text:span> or select <text:span text:style-name="LOMenuPath">Help &gt; LibreOffice Help</text:span> from the Menu bar. If you do not have the offline help installed on your computer and you are connected to the Internet, your default browser will open the online Help pages on the LibreOffice website.</text:p>
      <text:p text:style-name="P13">The Help menu includes links to other LibreOffice information and support facilities.</text:p>
      <text:list xml:id="list152041402942278" text:continue-list="list1167008026" text:style-name="Heading_20_Note">
        <text:list-item>
          <text:p text:style-name="P56"><text:soft-page-break/>Note</text:p>
        </text:list-item>
      </text:list>
      <text:p text:style-name="P18">The options marked in this list by a <text:span text:style-name="SuperScript">‡</text:span> sign are only accessible if your computer is connected to the Internet.</text:p>
      <text:list xml:id="list1830914321" text:style-name="L1">
        <text:list-item>
          <text:p text:style-name="P52"><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P52"><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text:span text:style-name="T54">https://documentation.libreoffice.org/en/english-documentation/</text:span></text:a>. There you will find User Guides (to download as free PDFs or buy as printed copies) and other useful information.</text:p>
        </text:list-item>
        <text:list-item>
          <text:p text:style-name="P52"><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56">https://ask.libreoffice.org/en/questions/</text:span></text:a>.</text:p>
        </text:list-item>
        <text:list-item>
          <text:p text:style-name="P52"><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text:span text:style-name="T56">https://www.libreoffice.org/get-help/feedback/</text:span></text:a>. From there you can report bugs, suggest new features and communicate with others in the LibreOffice community.</text:p>
        </text:list-item>
        <text:list-item>
          <text:p text:style-name="P53"><text:span text:style-name="LOMenuPath">Restart in Safe Mode</text:span> Opens a dialog where you can restart LibreOffice and reset the software to its default settings.</text:p>
        </text:list-item>
        <text:list-item>
          <text:p text:style-name="P52"><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text:span text:style-name="T56">https://donate.libreoffice.org/</text:span></text:a>. There you can make a donation to support LibreOffice.</text:p>
        </text:list-item>
        <text:list-item>
          <text:p text:style-name="P53"><text:span text:style-name="LOMenuPath">License Information</text:span> Outlines the licenses under which LibreOffice is made available.</text:p>
        </text:list-item>
        <text:list-item>
          <text:p text:style-name="P54"><text:span text:style-name="LOMenuPath">Check for Updates</text:span> <text:span text:style-name="SuperScript">‡</text:span><text:span text:style-name="Strong_20_Emphasis"> </text:span>Opens a dialog and checks the LibreOffice website for updates to your version of the software.</text:p>
        </text:list-item>
        <text:list-item>
          <text:p text:style-name="P52"><text:span text:style-name="LOMenuPath">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MenuPath">LibreOffice</text:span> on the Menu bar.]</text:p>
        </text:list-item>
      </text:list>
      <text:h text:style-name="P47" text:outline-level="2"><text:bookmark-start text:name="__RefHeading__22029_697337876"/>Other free online support<text:bookmark-end text:name="__RefHeading__22029_697337876"/></text:h>
      <text:p text:style-name="P8">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text:a><text:a xlink:type="simple" xlink:href="https://www.libreoffice.org/get-help/" text:style-name="Internet_20_link" text:visited-style-name="Visited_20_Internet_20_Link"><text:span text:style-name="T66">s</text:span></text:a><text:a xlink:type="simple" xlink:href="https://www.libreoffice.org/get-help/" text:style-name="Internet_20_link" text:visited-style-name="Visited_20_Internet_20_Link">://www.libreoffice.org/get-help/</text:a> </text:p>
      <text:p text:style-name="P8">For comprehensive online support from the community, look at mailing lists and the Ask LibreOffice website, <text:a xlink:type="simple" xlink:href="https://ask.libreoffice.org/en/questions/" text:style-name="Internet_20_link" text:visited-style-name="Visited_20_Internet_20_Link"><text:span text:style-name="T68">https://ask.libreoffice.org/en/questions/</text:span></text:a>. Other websites run by users also offer free tips and tutorials.</text:p>
      <text:h text:style-name="P47" text:outline-level="2"><text:bookmark-start text:name="__RefHeading___Toc22226_1702402063"/>Paid support and training<text:bookmark-end text:name="__RefHeading___Toc22226_1702402063"/></text:h>
      <text:p text:style-name="P8"><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text:a><text:a xlink:type="simple" xlink:href="https://www.documentfoundation.org/gethelp/support/" text:style-name="Internet_20_link" text:visited-style-name="Visited_20_Internet_20_Link"><text:span text:style-name="T66">s</text:span></text:a><text:a xlink:type="simple" xlink:href="https://www.documentfoundation.org/gethelp/support/" text:style-name="Internet_20_link" text:visited-style-name="Visited_20_Internet_20_Link">://www.documentfoundation.org/gethelp/support/</text:a><text:bookmark-end text:name="__RefHeading__11255_20753521641"/></text:p>
      <text:p text:style-name="P24"><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3">Free LibreOffice support</text:p>
            </table:table-cell>
            <table:covered-table-cell/>
          </table:table-row>
        </table:table-header-rows>
        <table:table-row table:style-name="Table2.1">
          <table:table-cell table:style-name="Table2.A2" office:value-type="string">
            <text:p text:style-name="P44">FAQs</text:p>
          </table:table-cell>
          <table:table-cell table:style-name="Table2.A2" office:value-type="string">
            <text:p text:style-name="P44">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2.1">
          <table:table-cell table:style-name="Table2.A3" office:value-type="string">
            <text:p text:style-name="P44">Mailing lists</text:p>
          </table:table-cell>
          <table:table-cell table:style-name="Table2.A3" office:value-type="string">
            <text:p text:style-name="P44">Free community support is provided by a network of experienced users<text:line-break/><text:a xlink:type="simple" xlink:href="https://www.libreoffice.org/get-help/mailing-lists/" text:style-name="Internet_20_link" text:visited-style-name="Visited_20_Internet_20_Link"><text:span text:style-name="T36">https://www.libreoffice.org/get-help/mailing-lists/</text:span></text:a></text:p>
          </table:table-cell>
        </table:table-row>
        <table:table-row table:style-name="Table2.1">
          <table:table-cell table:style-name="Table2.A4" office:value-type="string">
            <text:p text:style-name="P44">Native language support</text:p>
          </table:table-cell>
          <table:table-cell table:style-name="Table2.A4" office:value-type="string">
            <text:p text:style-name="P44">The LibreOffice website in various languages<text:line-break/><text:a xlink:type="simple" xlink:href="https://www.libreoffice.org/community/nlc/" text:style-name="Internet_20_link" text:visited-style-name="Visited_20_Internet_20_Link"><text:span text:style-name="T37">http</text:span></text:a><text:a xlink:type="simple" xlink:href="https://www.libreoffice.org/community/nlc/" text:style-name="Internet_20_link" text:visited-style-name="Visited_20_Internet_20_Link"><text:span text:style-name="T36">s</text:span></text:a><text:a xlink:type="simple" xlink:href="https://www.libreoffice.org/community/nlc/" text:style-name="Internet_20_link" text:visited-style-name="Visited_20_Internet_20_Link"><text:span text:style-name="T37">://www.libreoffice.org/community/nlc/</text:span></text:a></text:p>
            <text:p text:style-name="P44">Mailing lists for native languages<text:span text:style-name="T34"><text:line-break/></text:span><text:a xlink:type="simple" xlink:href="https://wiki.documentfoundation.org/Local_Mailing_Lists" text:style-name="Internet_20_link" text:visited-style-name="Visited_20_Internet_20_Link"><text:span text:style-name="T34">http</text:span></text:a><text:a xlink:type="simple" xlink:href="https://wiki.documentfoundation.org/Local_Mailing_Lists" text:style-name="Internet_20_link" text:visited-style-name="Visited_20_Internet_20_Link"><text:span text:style-name="T36">s</text:span></text:a><text:a xlink:type="simple" xlink:href="https://wiki.documentfoundation.org/Local_Mailing_Lists" text:style-name="Internet_20_link" text:visited-style-name="Visited_20_Internet_20_Link"><text:span text:style-name="T34">://wiki.documentfoundation.org/Local_Mailing_Lists</text:span></text:a></text:p>
            <text:p text:style-name="P44">Information about social n<text:span text:style-name="T34">etworking<text:line-break/></text:span><text:a xlink:type="simple" xlink:href="https://wiki.documentfoundation.org/Website/Web_Sites_services" text:style-name="Internet_20_link" text:visited-style-name="Visited_20_Internet_20_Link"><text:span text:style-name="T37">https://wiki.documentfoundation.org/Website/Web_Sites_services</text:span></text:a></text:p>
          </table:table-cell>
        </table:table-row>
        <table:table-row table:style-name="Table2.1">
          <table:table-cell table:style-name="Table2.A3" office:value-type="string">
            <text:p text:style-name="P44">Accessibility options</text:p>
          </table:table-cell>
          <table:table-cell table:style-name="Table2.A3" office:value-type="string">
            <text:p text:style-name="P44">Information about available accessibility options. <text:a xlink:type="simple" xlink:href="https://www.libreoffice.org/get-help/accessibility/" text:style-name="Internet_20_link" text:visited-style-name="Visited_20_Internet_20_Link">http</text:a><text:a xlink:type="simple" xlink:href="https://www.libreoffice.org/get-help/accessibility/" text:style-name="Internet_20_link" text:visited-style-name="Visited_20_Internet_20_Link"><text:span text:style-name="T66">s</text:span></text:a><text:a xlink:type="simple" xlink:href="https://www.libreoffice.org/get-help/accessibility/" text:style-name="Internet_20_link" text:visited-style-name="Visited_20_Internet_20_Link">://www.libreoffice.org/get-help/accessibility/</text:a></text:p>
          </table:table-cell>
        </table:table-row>
      </table:table>
      <text:h text:style-name="P48" text:outline-level="1"><text:bookmark-start text:name="__RefHeading___Toc1107_1242887009"/>What you see may be different<text:bookmark-end text:name="__RefHeading___Toc1107_1242887009"/></text:h>
      <text:h text:style-name="P47" text:outline-level="2"><text:bookmark-start text:name="__RefHeading__11257_2075352164"/>Illustrations<text:bookmark-end text:name="__RefHeading__11257_2075352164"/></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h text:style-name="P47" text:outline-level="2"><text:bookmark-start text:name="__RefHeading__7596_641027044"/>Icons<text:bookmark-end text:name="__RefHeading__7596_641027044"/></text:h>
      <text:p text:style-name="P23">The LibreOffice community has created icons for several icon sets, including Breeze, Elementary, Galaxy, High Contrast, Sifr, and Tango. Each user can select <text:bookmark text:name="result_box10"/>a preferred set. The icons in this guide have been taken from a variety of LibreOffice installations that use varying sets of icons, so the icons you see may differ from the ones used in this guide.</text:p>
      <text:p text:style-name="P8">To change the icon set used, go to <text:span text:style-name="LOMenuPath">Tools &gt; Options &gt; LibreOffice &gt; View</text:span>. In the <text:span text:style-name="LOMenuPath">User Interface </text:span>section, choose from the drop-down lists under <text:span text:style-name="LOMenuPath">Icon style</text:span>.</text:p>
      <text:h text:style-name="P48"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Windows or Linux</text:p>
          </table:table-cell>
          <table:table-cell table:style-name="Table3.A1" office:value-type="string">
            <text:p text:style-name="P43">macOS equivalent</text:p>
          </table:table-cell>
          <table:table-cell table:style-name="Table3.A1" office:value-type="string">
            <text:p text:style-name="P43">Effect</text:p>
          </table:table-cell>
        </table:table-row>
        <table:table-row table:style-name="Table3.1">
          <table:table-cell table:style-name="Table3.A2" office:value-type="string">
            <text:p text:style-name="P44"><text:span text:style-name="LOMenuPath">Tools &gt; Options</text:span> menu selection</text:p>
          </table:table-cell>
          <table:table-cell table:style-name="Table3.A2" office:value-type="string">
            <text:p text:style-name="P44"><text:span text:style-name="LOMenuPath">LibreOffice &gt; Preferences</text:span></text:p>
          </table:table-cell>
          <table:table-cell table:style-name="Table3.A2" office:value-type="string">
            <text:p text:style-name="P44">Access setup options</text:p>
          </table:table-cell>
        </table:table-row>
        <table:table-row table:style-name="Table3.1">
          <table:table-cell table:style-name="Table3.A2" office:value-type="string">
            <text:p text:style-name="P44"><text:span text:style-name="LOKeystroke">Right-click</text:span></text:p>
          </table:table-cell>
          <table:table-cell table:style-name="Table3.A2" office:value-type="string">
            <text:p text:style-name="P44"><text:span text:style-name="LOKeystroke">Control+click</text:span> and/or <text:span text:style-name="LOKeystroke">right-click</text:span> depending on computer setup</text:p>
          </table:table-cell>
          <table:table-cell table:style-name="Table3.A2" office:value-type="string">
            <text:p text:style-name="P44">Opens a context menu</text:p>
          </table:table-cell>
        </table:table-row>
        <table:table-row table:style-name="Table3.1">
          <table:table-cell table:style-name="Table3.A2" office:value-type="string">
            <text:p text:style-name="P44"><text:span text:style-name="LOKeystroke">Ctrl (Control)</text:span></text:p>
          </table:table-cell>
          <table:table-cell table:style-name="Table3.A2" office:value-type="string">
            <text:p text:style-name="P44"><text:span text:style-name="LOKeystroke">⌘ (Command)</text:span></text:p>
          </table:table-cell>
          <table:table-cell table:style-name="Table3.A2" office:value-type="string">
            <text:p text:style-name="P44">Used with other keys</text:p>
          </table:table-cell>
        </table:table-row>
        <table:table-row table:style-name="Table3.1">
          <table:table-cell table:style-name="Table3.A2" office:value-type="string">
            <text:p text:style-name="P44"><text:span text:style-name="LOKeystroke">F5</text:span></text:p>
          </table:table-cell>
          <table:table-cell table:style-name="Table3.A2" office:value-type="string">
            <text:p text:style-name="P44"><text:span text:style-name="LOKeystroke">Shift+⌘+F5</text:span></text:p>
          </table:table-cell>
          <table:table-cell table:style-name="Table3.A2" office:value-type="string">
            <text:p text:style-name="P44">Open the Navigator</text:p>
          </table:table-cell>
        </table:table-row>
        <table:table-row table:style-name="Table3.1">
          <table:table-cell table:style-name="Table3.A2" office:value-type="string">
            <text:p text:style-name="P44"><text:span text:style-name="LOKeystroke">F11</text:span></text:p>
          </table:table-cell>
          <table:table-cell table:style-name="Table3.A2" office:value-type="string">
            <text:p text:style-name="P44"><text:span text:style-name="LOKeystroke">⌘+T</text:span></text:p>
          </table:table-cell>
          <table:table-cell table:style-name="Table3.A2" office:value-type="string">
            <text:p text:style-name="P44">Open the sidebar Styles and Formatting deck</text:p>
          </table:table-cell>
        </table:table-row>
      </table:table>
      <text:h text:style-name="P48" text:outline-level="1"><text:bookmark-start text:name="__RefHeading__6761_1241987491"/><text:soft-page-break/>Acknowledgments<text:bookmark-end text:name="__RefHeading__6761_1241987491"/></text:h>
      <text:p text:style-name="P14">This book is updated from previous versions of the <text:span text:style-name="Emphasis">LibreOffice Writer Guide</text:span>. Contributors to the earlier versions are:</text:p>
      <table:table table:name="Table6" table:style-name="Table6">
        <table:table-column table:style-name="Table6.A" table:number-columns-repeated="3"/>
        <table:table-row>
          <table:table-cell office:value-type="string">
            <text:p text:style-name="P41">John A Smith</text:p>
          </table:table-cell>
          <table:table-cell office:value-type="string">
            <text:p text:style-name="P36">Jean Hollis Weber</text:p>
          </table:table-cell>
          <table:table-cell office:value-type="string">
            <text:p text:style-name="P37">Peter Schofield</text:p>
          </table:table-cell>
        </table:table-row>
        <table:table-row>
          <table:table-cell office:value-type="string">
            <text:p text:style-name="P36">Hazel Russman </text:p>
          </table:table-cell>
          <table:table-cell office:value-type="string">
            <text:p text:style-name="P38">Leo Moons</text:p>
          </table:table-cell>
          <table:table-cell office:value-type="string">
            <text:p text:style-name="P36">David Blymire</text:p>
          </table:table-cell>
        </table:table-row>
        <table:table-row>
          <table:table-cell office:value-type="string">
            <text:p text:style-name="P36">Jeremy Cartwright</text:p>
          </table:table-cell>
          <table:table-cell office:value-type="string">
            <text:p text:style-name="P36">John M. Długosz</text:p>
          </table:table-cell>
          <table:table-cell office:value-type="string">
            <text:p text:style-name="P36">Barbara Duprey</text:p>
          </table:table-cell>
        </table:table-row>
        <table:table-row>
          <table:table-cell office:value-type="string">
            <text:p text:style-name="P39">Jamie Eby</text:p>
          </table:table-cell>
          <table:table-cell office:value-type="string">
            <text:p text:style-name="P36">Ron Faile Jr.</text:p>
          </table:table-cell>
          <table:table-cell office:value-type="string">
            <text:p text:style-name="P36">Gary Schnabl</text:p>
          </table:table-cell>
        </table:table-row>
        <table:table-row>
          <table:table-cell office:value-type="string">
            <text:p text:style-name="P40">Klaus-Jürgen Weghorn</text:p>
          </table:table-cell>
          <table:table-cell office:value-type="string">
            <text:p text:style-name="P40">Rafael Atias</text:p>
          </table:table-cell>
          <table:table-cell office:value-type="string">
            <text:p text:style-name="P40">Preston Manning Bernstein</text:p>
          </table:table-cell>
        </table:table-row>
      </table:table>
      <text:p text:style-name="P8"><text:bookmark-start text:name="__RefHeading__7636_2101796640"/>This book was adapted from the <text:span text:style-name="LOEmphasis">OpenOffice.org 3.3 Writer Guide</text:span>. Contributors to that book were:<text:bookmark-end text:name="__RefHeading__7636_2101796640"/></text:p>
      <table:table table:name="Table7" table:style-name="Table7">
        <table:table-column table:style-name="Table7.A"/>
        <table:table-column table:style-name="Table7.B"/>
        <table:table-column table:style-name="Table7.C"/>
        <table:table-column table:style-name="Table7.D"/>
        <table:table-row>
          <table:table-cell office:value-type="string">
            <text:p text:style-name="P34">Jean Hollis Weber</text:p>
          </table:table-cell>
          <table:table-cell office:value-type="string">
            <text:p text:style-name="P34">Michele Zarri</text:p>
          </table:table-cell>
          <table:table-cell office:value-type="string">
            <text:p text:style-name="P34">Gary Schnabl</text:p>
          </table:table-cell>
          <table:table-cell office:value-type="string">
            <text:p text:style-name="P34">Magnus Adielsson</text:p>
          </table:table-cell>
        </table:table-row>
        <table:table-row>
          <table:table-cell office:value-type="string">
            <text:p text:style-name="P34">Agnes Belzunce</text:p>
          </table:table-cell>
          <table:table-cell office:value-type="string">
            <text:p text:style-name="P34">Ken Byars</text:p>
          </table:table-cell>
          <table:table-cell office:value-type="string">
            <text:p text:style-name="P34">Bruce Byfield</text:p>
          </table:table-cell>
          <table:table-cell office:value-type="string">
            <text:p text:style-name="P34">Daniel Carrera</text:p>
          </table:table-cell>
        </table:table-row>
        <table:table-row>
          <table:table-cell office:value-type="string">
            <text:p text:style-name="P34">Dick Detwiler</text:p>
          </table:table-cell>
          <table:table-cell office:value-type="string">
            <text:p text:style-name="P34">Alexander Noël Dunne</text:p>
          </table:table-cell>
          <table:table-cell office:value-type="string">
            <text:p text:style-name="P34">Laurent Duperval</text:p>
          </table:table-cell>
          <table:table-cell office:value-type="string">
            <text:p text:style-name="P34">Martin Fox</text:p>
          </table:table-cell>
        </table:table-row>
        <table:table-row>
          <table:table-cell office:value-type="string">
            <text:p text:style-name="P34">Katharina Greif</text:p>
          </table:table-cell>
          <table:table-cell office:value-type="string">
            <text:p text:style-name="P34">Tara Hess</text:p>
          </table:table-cell>
          <table:table-cell office:value-type="string">
            <text:p text:style-name="P34">Peter Hillier-Brook</text:p>
          </table:table-cell>
          <table:table-cell office:value-type="string">
            <text:p text:style-name="P34">Lou Iorio</text:p>
          </table:table-cell>
        </table:table-row>
        <table:table-row>
          <table:table-cell office:value-type="string">
            <text:p text:style-name="P34">John Kane</text:p>
          </table:table-cell>
          <table:table-cell office:value-type="string">
            <text:p text:style-name="P34">Rachel Kartch</text:p>
          </table:table-cell>
          <table:table-cell office:value-type="string">
            <text:p text:style-name="P34">Stefan A. Keel</text:p>
          </table:table-cell>
          <table:table-cell office:value-type="string">
            <text:p text:style-name="P34">Jared Kobos</text:p>
          </table:table-cell>
        </table:table-row>
        <table:table-row>
          <table:table-cell office:value-type="string">
            <text:p text:style-name="P34">Michael Kotsarinis</text:p>
          </table:table-cell>
          <table:table-cell office:value-type="string">
            <text:p text:style-name="P34">Sigrid Kronenberger </text:p>
          </table:table-cell>
          <table:table-cell office:value-type="string">
            <text:p text:style-name="P34">Peter Kupfer</text:p>
          </table:table-cell>
          <table:table-cell office:value-type="string">
            <text:p text:style-name="P34">Ian Laurenson</text:p>
          </table:table-cell>
        </table:table-row>
        <table:table-row>
          <table:table-cell office:value-type="string">
            <text:p text:style-name="P34">Alan Madden</text:p>
          </table:table-cell>
          <table:table-cell office:value-type="string">
            <text:p text:style-name="P34">Paul Miller</text:p>
          </table:table-cell>
          <table:table-cell office:value-type="string">
            <text:p text:style-name="P34">Vincenzo Ponzi</text:p>
          </table:table-cell>
          <table:table-cell office:value-type="string">
            <text:p text:style-name="P34">Scott Rhoades</text:p>
          </table:table-cell>
        </table:table-row>
        <table:table-row>
          <table:table-cell office:value-type="string">
            <text:p text:style-name="P34">Carol Roberts</text:p>
          </table:table-cell>
          <table:table-cell office:value-type="string">
            <text:p text:style-name="P34">Iain Roberts</text:p>
          </table:table-cell>
          <table:table-cell office:value-type="string">
            <text:p text:style-name="P34">Joe Sellman</text:p>
          </table:table-cell>
          <table:table-cell office:value-type="string">
            <text:p text:style-name="P34">Robert Scott</text:p>
          </table:table-cell>
        </table:table-row>
        <table:table-row>
          <table:table-cell office:value-type="string">
            <text:p text:style-name="P34">Janet M. Swisher</text:p>
          </table:table-cell>
          <table:table-cell office:value-type="string">
            <text:p text:style-name="P34">Barbara M. Tobias</text:p>
          </table:table-cell>
          <table:table-cell office:value-type="string">
            <text:p text:style-name="P34">Catherine Waterman</text:p>
          </table:table-cell>
          <table:table-cell office:value-type="string">
            <text:p text:style-name="P34">Sharon Whiston</text:p>
          </table:table-cell>
        </table:table-row>
        <table:table-row>
          <table:table-cell office:value-type="string">
            <text:p text:style-name="P34">Bob Wickham</text:p>
          </table:table-cell>
          <table:table-cell office:value-type="string">
            <text:p text:style-name="P34">Claire Wood</text:p>
          </table:table-cell>
          <table:table-cell office:value-type="string">
            <text:p text:style-name="P34">Linda Worthington</text:p>
          </table:table-cell>
          <table:table-cell office:value-type="string">
            <text:p text:style-name="P35"/>
          </table:table-cell>
        </table:table-row>
      </table:table>
      <text:h text:style-name="P48" text:outline-level="1"><text:bookmark-start text:name="__RefHeading__11261_2075352164"/>Frequently asked questions<text:bookmark-end text:name="__RefHeading__11261_2075352164"/></text:h>
      <text:p text:style-name="P21">May I distribute LibreOffice to anyone? May I sell it? May I use it in my business?</text:p>
      <text:p text:style-name="P26">Yes.</text:p>
      <text:p text:style-name="P21">How many computers may I install it on?</text:p>
      <text:p text:style-name="P26">As many as you like.</text:p>
      <text:p text:style-name="P21">How can I contribute to LibreOffice?</text:p>
      <text:p text:style-name="P26">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text:span text:style-name="T83">https://www.libreoffice.org/community/get-involved/</text:span></text:a></text:p>
      <text:p text:style-name="P21">May I distribute the PDF of this book, or print and sell copies?</text:p>
      <text:p text:style-name="P2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text:span text:style-name="T8">https://www.libreoffice.org/donat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LibreOffice on macOS</text:chapter> <text:span text:style-name="MT1">| </text:span><text:page-number text:select-page="current">7</text:page-number></text:p>
      </style:footer>
      <style:footer-first>
        <text:p text:style-name="Footer"><text:span text:style-name="MT2"><text:page-number text:select-page="current">4</text:page-number></text:span><text:span text:style-name="MT2"><text:s/>| </text:span><text:span text:style-name="MT2"><text:title>Writer 6.0 Guide Preface</text:title></text:span></text:p>
      </style:footer-first>
      <style:footer-left>
        <text:p text:style-name="MP1"><text:page-number text:select-page="current">8</text:page-number><text:s/><text:span text:style-name="MT3">| </text:span><text:span text:style-name="MT2"><text:title>Writer 6.0 Guide Prefa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Writer 6.0 Guide Preface</text:title><text:s/><text:span text:style-name="MT4">| </text:span><text:page-number text:select-page="current">3</text:page-number></text:p>
      </style:footer>
      <style:footer-first>
        <text:p text:style-name="MP3"><text:span text:style-name="MT5">Documentation for LibreOffice is available </text:span><text:span text:style-name="MT6">at </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footer-left>
        <text:p text:style-name="MP4"><text:span text:style-name="MT4"><text:page-number text:select-page="current">0</text:page-number></text:span><text:span text:style-name="MT4">| </text:span><text:title>Writer 6.0 Guide 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04:25.467685959</meta:creation-date>
    <meta:editing-duration>PT13M1S</meta:editing-duration>
    <meta:editing-cycles>5</meta:editing-cycles>
    <meta:generator>LibreOffice/6.0.4.2$Linux_X86_64 LibreOffice_project/9b0d9b32d5dcda91d2f1a96dc04c645c450872bf</meta:generator>
    <dc:title>Writer 6.0 Guide Preface</dc:title>
    <meta:initial-creator>Jean Weber</meta:initial-creator>
    <dc:date>2018-07-29T15:17:46.073049216</dc:date>
    <dc:creator>Jean Weber</dc:creator>
    <meta:document-statistic meta:table-count="5" meta:image-count="1" meta:object-count="0" meta:page-count="8" meta:paragraph-count="212" meta:word-count="1897" meta:character-count="12498" meta:non-whitespace-character-count="10819"/>
  </office:meta>
</office:document-meta>
</file>